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loext:graphic-properties draw:fill="solid" draw:fill-color="#ffffff"/>
      <style:paragraph-properties fo:margin-left="0in" fo:margin-right="0in" fo:margin-top="0in" fo:margin-bottom="0.1665in" style:contextual-spacing="false" fo:line-height="100%" fo:text-indent="0in" style:auto-text-indent="false" fo:background-color="#ffffff"/>
    </style:style>
    <style:style style:name="P2" style:family="paragraph" style:parent-style-name="Standard">
      <loext:graphic-properties draw:fill="solid" draw:fill-color="#ffffff"/>
      <style:paragraph-properties fo:margin-left="0in" fo:margin-right="0in" fo:margin-top="0in" fo:margin-bottom="0.1665in" style:contextual-spacing="false" fo:line-height="100%" fo:text-indent="0in" style:auto-text-indent="false" fo:background-color="#ffffff"/>
    </style:style>
    <style:style style:name="P3" style:family="paragraph" style:parent-style-name="Standard" style:master-page-name="Standard">
      <loext:graphic-properties draw:fill="solid" draw:fill-color="#ffffff"/>
      <style:paragraph-properties fo:margin-left="0in" fo:margin-right="0in" fo:margin-top="0in" fo:margin-bottom="0.1665in" style:contextual-spacing="false" fo:line-height="100%" fo:text-indent="0in" style:auto-text-indent="false" style:page-number="1" fo:background-color="#ffffff"/>
      <style:text-properties officeooo:rsid="00150596" officeooo:paragraph-rsid="00150596"/>
    </style:style>
    <style:style style:name="P4" style:family="paragraph" style:parent-style-name="Standard">
      <loext:graphic-properties draw:fill="solid" draw:fill-color="#ffffff"/>
      <style:paragraph-properties fo:margin-left="0in" fo:margin-right="0in" fo:margin-top="0in" fo:margin-bottom="0.1665in" style:contextual-spacing="false" fo:line-height="100%" fo:text-indent="0in" style:auto-text-indent="false" fo:background-color="#ffffff"/>
      <style:text-properties officeooo:rsid="00150596" officeooo:paragraph-rsid="00150596"/>
    </style:style>
    <style:style style:name="T1" style:family="text">
      <style:text-properties fo:color="#626d8a" loext:opacity="100%" fo:font-size="12pt" style:font-size-asian="12pt" style:font-size-complex="12pt"/>
    </style:style>
    <style:style style:name="T2" style:family="text">
      <style:text-properties fo:color="#002b49" loext:opacity="100%" fo:background-color="#ffffff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Link to burger extravaganza webpage:</text:p>
      <text:p text:style-name="P4">https://www.figma.com/file/xTnlV2OMoBzUQy5I9TVUB0/Burger-Extravaganza?node-id=0%3A1</text:p>
      <text:p text:style-name="P4">Extra Credit:</text:p>
      <text:p text:style-name="P1">Changehealthcare (LIncoln, NE) - Java, web development, Linux and Windows, object design patterns</text:p>
      <text:p text:style-name="P1">Mission: <text:span text:style-name="T1">Our extensive network, innovative technology, and expertise inspire a stronger, better coordinated, increasingly collaborative, and more efficient healthcare system.</text:span></text:p>
      <text:p text:style-name="Standard">PenLink (Lincoln, NE): Visual Studio, control systems - Git, Vss, TFS</text:p>
      <text:p text:style-name="Standard">SQL, PL/SQL syntax, microsoft azure, javascript, html, jquery UI</text:p>
      <text:p text:style-name="Standard"/>
      <text:p text:style-name="Standard">Mission: <text:span text:style-name="T2">We bring organized information to the forefront and pull together a more visual landscape of data, giving clarity to complex data for people who need impactful answers now. Our solutions make it easier to sort and dissect data to find answers.</text:span></text:p>
      <text:p text:style-name="Standard"/>
      <text:p text:style-name="Standard">Robert Half(Lincoln, NE): C#, NET 4.0, SQL; CSSS4, Microsoft stack</text:p>
      <text:p text:style-name="Standard"/>
      <text:p text:style-name="Standard">Staffing service for Nebraska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4.2$Windows_X86_64 LibreOffice_project/728fec16bd5f605073805c3c9e7c4212a0120dc5</meta:generator>
    <dc:date>2022-07-22T11:59:36.125000000</dc:date>
    <meta:editing-duration>PT2M54S</meta:editing-duration>
    <meta:editing-cycles>1</meta:editing-cycles>
    <meta:document-statistic meta:table-count="0" meta:image-count="0" meta:object-count="0" meta:page-count="1" meta:paragraph-count="10" meta:word-count="117" meta:character-count="883" meta:non-whitespace-character-count="776"/>
  </office:meta>
</office:document-meta>
</file>